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йденные техники:</text:p>
      <text:list xml:id="list1975082749" text:style-name="L1">
        <text:list-item>
          <text:p text:style-name="P1">Ushiro kata dori Kokye nage.</text:p>
        </text:list-item>
      </text:list>
      <text:p text:style-name="Standard"/>
      <text:p text:style-name="Standard">Ushiro kata dori Kokye nage – кокю наге от захвата сзади за плечи. До момента захвата выполнение аналогично другим техникам от захвата сзади с запястья/плечи. После захвата выполняется раскрытие рук в стороны с прогибом назад. Раскрытие не следует выполнять вверх, чтобы не уке не почувствовал движение плеч. После раскрытия следует подать таз вперед с одновременным опусканием на колени. Затем выполняется сгибание торса вперед до татами, с последующим закрытием рук перед лицо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9:38:41</meta:creation-date>
    <meta:generator>LibreOffice/3.5$Linux_x86 LibreOffice_project/350m1$Build-2</meta:generator>
    <dc:date>2013-02-22T19:44:23</dc:date>
    <meta:editing-duration>P0D</meta:editing-duration>
    <meta:editing-cycles>1</meta:editing-cycles>
    <meta:document-statistic meta:table-count="0" meta:image-count="0" meta:object-count="0" meta:page-count="1" meta:paragraph-count="3" meta:word-count="79" meta:character-count="529" meta:non-whitespace-character-count="453"/>
  </office:meta>
</office:document-meta>
</file>